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2cm"/>
    </style:style>
    <style:style style:name="P2" style:family="paragraph" style:parent-style-name="Standard">
      <style:paragraph-properties fo:margin-top="0.423cm" fo:margin-bottom="0.282cm"/>
      <style:text-properties fo:color="#000000" style:font-name="Calibri" style:font-name-asian="Calibri1" style:font-name-complex="Calibri1"/>
    </style:style>
    <style:style style:name="P3" style:family="paragraph" style:parent-style-name="Standard" style:master-page-name="">
      <style:paragraph-properties fo:margin-left="0.439cm" fo:margin-right="0cm" fo:margin-top="0.423cm" fo:margin-bottom="0.282cm" fo:orphans="2" fo:widows="2" fo:text-indent="0cm" style:auto-text-indent="false" style:page-number="auto" style:writing-mode="lr-tb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margin-top="0.423cm" fo:margin-bottom="0.282cm"/>
    </style:style>
    <style:style style:name="P5" style:family="paragraph" style:parent-style-name="Standard">
      <style:paragraph-properties fo:margin-top="0.423cm" fo:margin-bottom="0.282cm"/>
      <style:text-properties fo:color="#000000" style:font-name="Calibri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paragraph-properties fo:margin-top="0.423cm" fo:margin-bottom="0.282cm"/>
      <style:text-properties fo:color="#000000" style:font-name="Calibri" fo:language="es" fo:country="ES" style:font-name-asian="Calibri1" style:font-name-complex="Calibri1"/>
    </style:style>
    <style:style style:name="P7" style:family="paragraph" style:parent-style-name="Heading_20_2">
      <style:text-properties fo:color="#00000a" style:font-name="Calibri Light" fo:font-size="16pt" fo:font-weight="bold" style:font-name-asian="Calibri Light1" style:font-size-asian="16pt" style:font-weight-asian="bold" style:font-name-complex="Calibri Light1" style:font-size-complex="16pt" style:font-weight-complex="bold"/>
    </style:style>
    <style:style style:name="P8" style:family="paragraph" style:parent-style-name="Heading_20_1">
      <style:text-properties style:font-name="Calibri Light" fo:font-size="14pt" style:font-name-asian="Calibri Light1" style:font-size-asian="14pt" style:font-name-complex="Calibri Light1" style:font-size-complex="14pt"/>
    </style:style>
    <style:style style:name="P9" style:family="paragraph" style:parent-style-name="Heading_20_1" style:master-page-name="Standard">
      <style:paragraph-properties style:page-number="auto"/>
      <style:text-properties fo:color="#00000a" style:font-name="Calibri Light" fo:font-size="20pt" fo:font-weight="bold" style:font-name-asian="Calibri Light1" style:font-size-asian="20pt" style:font-weight-asian="bold" style:font-name-complex="Calibri Light1" style:font-size-complex="20pt" style:font-weight-complex="bold"/>
    </style:style>
    <style:style style:name="P10" style:family="paragraph" style:parent-style-name="Heading_20_1">
      <style:paragraph-properties fo:margin-top="0.423cm" fo:margin-bottom="0.106cm"/>
      <style:text-properties style:font-name="Calibri Light" fo:font-size="14pt" style:font-name-asian="Calibri Light1" style:font-size-asian="14pt" style:font-name-complex="Calibri Light1" style:font-size-complex="14pt"/>
    </style:style>
    <style:style style:name="T1" style:family="text">
      <style:text-properties fo:color="#000000" style:font-name="Calibri" style:font-name-asian="Calibri1" style:font-name-complex="Calibri1"/>
    </style:style>
    <style:style style:name="T2" style:family="text">
      <style:text-properties fo:color="#000000" style:font-name="Calibri" fo:font-style="italic" style:font-name-asian="Calibri1" style:font-style-asian="italic" style:font-name-complex="Calibri1" style:font-style-complex="italic"/>
    </style:style>
    <style:style style:name="T3" style:family="text">
      <style:text-properties fo:color="#000000" style:font-name="Calibri" fo:language="es" fo:country="ES" style:font-name-asian="Calibri1" style:font-name-complex="Calibri1"/>
    </style:style>
    <style:style style:name="T4" style:family="text">
      <style:text-properties fo:color="#000000" style:font-name="Calibri" fo:language="es" fo:country="ES" fo:font-style="italic" style:font-name-asian="Calibri1" style:font-style-asian="italic" style:font-name-complex="Calibri1" style:font-style-complex="italic"/>
    </style:style>
    <style:style style:name="T5" style:family="text">
      <style:text-properties fo:color="#000000" style:font-name="Calibri" fo:font-weight="normal" style:font-name-asian="Calibri1" style:font-weight-asian="normal" style:font-name-complex="Calibri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00581335707105334" text:style-name="Outline">
        <text:list-item>
          <text:h text:style-name="P9" text:outline-level="1">No Permitir Caracteres Extraños: Informe de Pruebas</text:h>
        </text:list-item>
      </text:list>
      <text:p text:style-name="P5">AUTORES</text:p>
      <text:p text:style-name="P3"><text:span text:style-name="T1">-Redacción de los resultados de las pruebas de interfaz: </text:span><text:span text:style-name="T5">Roberto Matas y Eduardo Barañano</text:span></text:p>
      <text:p text:style-name="P3"><text:span text:style-name="T1">-Redacción de los resultados de las pruebas de aceptación: </text:span><text:span text:style-name="T5">Roberto Matas y Eduardo Barañano</text:span></text:p>
      <text:p text:style-name="P5"/>
      <text:p text:style-name="P5">INTRODUCCIÓN</text:p>
      <text:p text:style-name="P1"><text:span text:style-name="T1">Mediante el presente documento se recogerán los distintos resultados obtenidos a lo largo de la ejecución de las pruebas definidas en el plan de pruebas correspondiente al ticket de mantenimiento </text:span><text:span text:style-name="T2">No permitir caracteres extraños en el modelo y marca de los vehículos.</text:span></text:p>
      <text:p text:style-name="P2"/>
      <text:list xml:id="list37489452" text:continue-numbering="true" text:style-name="Outline">
        <text:list-item>
          <text:list>
            <text:list-item>
              <text:h text:style-name="P7" text:outline-level="2">Resultados de las pruebas</text:h>
            </text:list-item>
          </text:list>
        </text:list-item>
        <text:list-item>
          <text:h text:style-name="P8" text:outline-level="1">Pruebas Unitarias</text:h>
        </text:list-item>
        <text:list-item>
          <text:h text:style-name="P10" text:outline-level="1">Pruebas de Interfaz</text:h>
        </text:list-item>
      </text:list>
      <text:p text:style-name="P1"><text:span text:style-name="T1">Las pruebas de interfaz referentes al ticket se han añadido a las especificadas en la clase </text:span><text:span text:style-name="T3">AnhadirVehiculoUITest. </text:span></text:p>
      <text:p text:style-name="P1"><text:span text:style-name="T3">Fue necesario traer antes de la implementación el archivo de pruebas de AnhadirVehiculoUITest, localizado en la rama develop tras la integración con el otro ticket (NoPermitirVocales); ya que hubo cambios en un método auxiliar que eran necesarios para este test, y una vez hecho el cambio se completó la implementación sin ningún problema.</text:span></text:p>
      <text:p text:style-name="P6">Una vez terminada la implementación de la modificación del código por parte de los programadores, se ejecutaron las pruebas, y funcionaron a la primera correctamente. </text:p>
      <text:list xml:id="list37475913" text:continue-numbering="true" text:style-name="Outline">
        <text:list-item>
          <text:h text:style-name="P10" text:outline-level="1">Pruebas de Aceptación</text:h>
        </text:list-item>
      </text:list>
      <text:p text:style-name="P1"><text:span text:style-name="T3">Durante la reunión con el </text:span><text:span text:style-name="T4">Product Owner</text:span><text:span text:style-name="T3"> se especificó un único caso en el cual se iba a probar la aplicación, al realizar posteriormente las pruebas no encontramos ningún problema, los toast (mensajes por pantalla) correspondientes se mostraron correctamente y en sus respectivos lugares acordados (marca y modelo de vehículo). No se detectó ningún problema adicional referente al caso añadi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VIO DEL RIO, DANIEL</meta:initial-creator>
    <meta:editing-cycles>7</meta:editing-cycles>
    <meta:creation-date>2020-11-10T12:58:00</meta:creation-date>
    <dc:date>2020-11-27T17:26:13.34</dc:date>
    <meta:editing-duration>PT29M42S</meta:editing-duration>
    <meta:generator>OpenOffice/4.1.7$Win32 OpenOffice.org_project/417m1$Build-9800</meta:generator>
    <meta:document-statistic meta:table-count="0" meta:image-count="0" meta:object-count="0" meta:page-count="1" meta:paragraph-count="14" meta:word-count="246" meta:character-count="16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